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912cm" fo:margin-left="0cm" fo:margin-right="-0.912cm" table:align="margins"/>
    </style:style>
    <style:style style:name="Tabla1.A" style:family="table-column">
      <style:table-column-properties style:column-width="2.302cm" style:rel-column-width="8421*"/>
    </style:style>
    <style:style style:name="Tabla1.B" style:family="table-column">
      <style:table-column-properties style:column-width="2.805cm" style:rel-column-width="10261*"/>
    </style:style>
    <style:style style:name="Tabla1.C" style:family="table-column">
      <style:table-column-properties style:column-width="1.799cm" style:rel-column-width="6582*"/>
    </style:style>
    <style:style style:name="Tabla1.D" style:family="table-column">
      <style:table-column-properties style:column-width="4.087cm" style:rel-column-width="14952*"/>
    </style:style>
    <style:style style:name="Tabla1.E" style:family="table-column">
      <style:table-column-properties style:column-width="4.3cm" style:rel-column-width="15733*"/>
    </style:style>
    <style:style style:name="Tabla1.F" style:family="table-column">
      <style:table-column-properties style:column-width="2.619cm" style:rel-column-width="9586*"/>
    </style:style>
    <style:style style:name="Tabla1.1" style:family="table-row">
      <style:table-row-properties style:min-row-height="1.296cm"/>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Lato" fo:font-size="11pt" officeooo:rsid="00003aa8" officeooo:paragraph-rsid="00003aa8" style:font-size-asian="11pt" style:font-size-complex="11pt"/>
    </style:style>
    <style:style style:name="P2" style:family="paragraph" style:parent-style-name="Standard">
      <style:paragraph-properties fo:text-align="justify" style:justify-single-word="false"/>
      <style:text-properties style:font-name="Lato" fo:font-size="11pt" officeooo:rsid="00018a7b" officeooo:paragraph-rsid="00018a7b" style:font-size-asian="11pt" style:font-size-complex="11pt"/>
    </style:style>
    <style:style style:name="P3" style:family="paragraph" style:parent-style-name="Standard">
      <style:paragraph-properties fo:text-align="justify" style:justify-single-word="false"/>
      <style:text-properties style:font-name="Lato" fo:font-size="11pt" officeooo:rsid="0001ce70" officeooo:paragraph-rsid="0001e0fe" style:font-size-asian="11pt" style:font-size-complex="11pt"/>
    </style:style>
    <style:style style:name="P4" style:family="paragraph" style:parent-style-name="Standard">
      <style:paragraph-properties fo:text-align="justify" style:justify-single-word="false"/>
      <style:text-properties style:font-name="Lato" fo:font-size="11pt" officeooo:rsid="0001e0fe" officeooo:paragraph-rsid="0003a168" style:font-size-asian="11pt" style:font-size-complex="11pt"/>
    </style:style>
    <style:style style:name="P5" style:family="paragraph" style:parent-style-name="Standard">
      <style:paragraph-properties fo:text-align="justify" style:justify-single-word="false"/>
      <style:text-properties style:font-name="Lato" fo:font-size="11pt" officeooo:rsid="0001e0fe" officeooo:paragraph-rsid="0001e0fe" style:font-size-asian="11pt" style:font-size-complex="11pt"/>
    </style:style>
    <style:style style:name="P6" style:family="paragraph" style:parent-style-name="Standard">
      <style:paragraph-properties fo:text-align="justify" style:justify-single-word="false"/>
      <style:text-properties style:font-name="Lato" fo:font-size="11pt" officeooo:rsid="0003a168" officeooo:paragraph-rsid="0003a168" style:font-size-asian="11pt" style:font-size-complex="11pt"/>
    </style:style>
    <style:style style:name="P7" style:family="paragraph" style:parent-style-name="Standard">
      <style:paragraph-properties fo:text-align="justify" style:justify-single-word="false"/>
      <style:text-properties style:font-name="Lato" fo:font-size="11pt" officeooo:rsid="00056636" officeooo:paragraph-rsid="00056636" style:font-size-asian="11pt" style:font-size-complex="11pt"/>
    </style:style>
    <style:style style:name="P8" style:family="paragraph" style:parent-style-name="Standard">
      <style:paragraph-properties fo:text-align="justify" style:justify-single-word="false"/>
      <style:text-properties style:font-name="Lato" fo:font-size="11pt" officeooo:rsid="00058b14" officeooo:paragraph-rsid="00058b14" style:font-size-asian="11pt" style:font-size-complex="11pt"/>
    </style:style>
    <style:style style:name="P9" style:family="paragraph" style:parent-style-name="Table_20_Contents">
      <style:paragraph-properties fo:text-align="center" style:justify-single-word="false"/>
      <style:text-properties style:font-name="Lato" fo:font-size="10pt" officeooo:rsid="00090f6e" officeooo:paragraph-rsid="00090f6e" style:font-size-asian="10pt" style:font-size-complex="10pt"/>
    </style:style>
    <style:style style:name="P10" style:family="paragraph" style:parent-style-name="Table_20_Contents">
      <style:paragraph-properties fo:text-align="center" style:justify-single-word="false"/>
      <style:text-properties style:font-name="Lato" fo:font-size="10pt" officeooo:rsid="00090f6e" officeooo:paragraph-rsid="00058b14" style:font-size-asian="10pt" style:font-size-complex="10pt"/>
    </style:style>
    <style:style style:name="P11" style:family="paragraph" style:parent-style-name="Table_20_Contents">
      <style:paragraph-properties fo:text-align="justify" style:justify-single-word="false"/>
      <style:text-properties style:font-name="Lato" fo:font-size="10pt" officeooo:rsid="00090f6e" officeooo:paragraph-rsid="00090f6e" style:font-size-asian="10pt" style:font-size-complex="10pt"/>
    </style:style>
    <style:style style:name="P12" style:family="paragraph" style:parent-style-name="Table_20_Contents">
      <style:paragraph-properties fo:text-align="justify" style:justify-single-word="false"/>
      <style:text-properties style:font-name="Lato" fo:font-size="10pt" officeooo:paragraph-rsid="00090f6e" style:font-size-asian="10pt" style:font-size-complex="10pt"/>
    </style:style>
    <style:style style:name="P13" style:family="paragraph" style:parent-style-name="Table_20_Contents">
      <style:paragraph-properties fo:text-align="center" style:justify-single-word="false"/>
      <style:text-properties style:font-name="Lato" fo:font-size="10pt" officeooo:rsid="00089044" officeooo:paragraph-rsid="00089044" style:font-size-asian="10pt" style:font-size-complex="10pt"/>
    </style:style>
    <style:style style:name="P14" style:family="paragraph" style:parent-style-name="Table_20_Contents">
      <style:paragraph-properties fo:text-align="center" style:justify-single-word="false"/>
      <style:text-properties style:font-name="Lato" fo:font-size="10pt" officeooo:rsid="00058b14" officeooo:paragraph-rsid="00058b14" style:font-size-asian="10pt" style:font-size-complex="10pt"/>
    </style:style>
    <style:style style:name="P15" style:family="paragraph" style:parent-style-name="Table_20_Contents">
      <style:paragraph-properties fo:text-align="center" style:justify-single-word="false"/>
      <style:text-properties style:font-name="Lato" fo:font-size="10pt" officeooo:rsid="000a0a37" officeooo:paragraph-rsid="000a0a37" style:font-size-asian="10pt" style:font-size-complex="10pt"/>
    </style:style>
    <style:style style:name="P16" style:family="paragraph" style:parent-style-name="Table_20_Contents">
      <style:paragraph-properties fo:text-align="center" style:justify-single-word="false"/>
      <style:text-properties style:font-name="Lato" fo:font-size="10pt" officeooo:rsid="000aec56" officeooo:paragraph-rsid="00058b14" style:font-size-asian="10pt" style:font-size-complex="10pt"/>
    </style:style>
    <style:style style:name="T1" style:family="text">
      <style:text-properties officeooo:rsid="00018a7b"/>
    </style:style>
    <style:style style:name="T2" style:family="text">
      <style:text-properties officeooo:rsid="0001e0fe"/>
    </style:style>
    <style:style style:name="T3" style:family="text">
      <style:text-properties officeooo:rsid="0003a168"/>
    </style:style>
    <style:style style:name="T4" style:family="text">
      <style:text-properties officeooo:rsid="00089044"/>
    </style:style>
    <style:style style:name="T5" style:family="text">
      <style:text-properties officeooo:rsid="00090f6e"/>
    </style:style>
    <style:style style:name="T6" style:family="text">
      <style:text-properties officeooo:rsid="000a0a37"/>
    </style:style>
    <style:style style:name="T7" style:family="text">
      <style:text-properties officeooo:rsid="000aec56"/>
    </style:style>
    <style:style style:name="T8" style:family="text">
      <style:text-properties officeooo:rsid="000bc8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xto Informe –<text:span text:style-name="T1"> Elección de Herramienta</text:span></text:p>
      <text:p text:style-name="P1"/>
      <text:p text:style-name="P2">Durante varias semanas se realizaron distintas pruebas de instalación tanto de ONA como de Kobotoolbox, luego se realizo un pequeño estudio o chequeo de las funcionalidades de ambas herramientas, con las que se realizo una tabla comparativa. Teniendo en cuanta el contenido de la tabla comparativa se realizara la selección de la herramienta a instalar en los servidores de Geomatica.</text:p>
      <text:p text:style-name="P2"/>
      <text:p text:style-name="P3">Las <text:span text:style-name="T2">pruebas</text:span> de <text:span text:style-name="T2">instalación</text:span> tomaron demasiado tiempo, pero se logro con éxito la instalación de ambas herramientas. De dichas pruebas de <text:span text:style-name="T2">instalación</text:span> se puede asegurar que ONA presenta un proceso mas complicado e incluso presenta una documentación incompleta y desactualizada de dicho proceso, a tal punto que existen varias guiás de terceros con pequeñas modificaciones para cada caso, <text:span text:style-name="T2">e incluso se realizaron pequeñas modificaciones no documentadas en el proceso de instalación.</text:span> Para la <text:span text:style-name="T2">instalación</text:span> de ONA se tuvieron en cuenta las recomendaciones de las distintas guiás disponibles. En caso contrario <text:span text:style-name="T2">Kobotoolbox fue muy sencilla de instalar un par de lineas en la terminal, una buena conexión a Internet, un par de minutos o una hora y listo, Kobotoolbox instalado. Cabe resaltar que se instalo la versión estable de Kobotoolbox la cual es del 2015.</text:span></text:p>
      <text:p text:style-name="P3"/>
      <text:p text:style-name="P4">Una vez lograda la instalación de ambas herramientas se realizo un estudio de las funcionalidades de las mismas con respecto a las necesidades presentadas por Geomatica. A primera vista se podría decir que ambas aplicaciones cumplen con los requisitos de Geomatica, pues como se menciono en los informes anteriores, ambas herramientas cumplen con el funcionamiento offline, la recolección de gran cantidad de datos, su análisis, seguimiento y posible tratamiento.<text:span text:style-name="T3"> Por ende se observa a mayor detalle las funcionalidades de las mismas, para descubrir sus diferencias y servicios extra que puedan ofrecer a Geomatica.</text:span></text:p>
      <text:p text:style-name="P4"/>
      <text:p text:style-name="P6">Kobotoolbox es la mas sencilla de ambas herramientas cumple con los requisitos presentados por Geomatica pero no presenta servicios o funcionalidades extra, incluso hay un pequeño detalle por el que Geomatica no se sentiría interesada por Kobotoolbox. Esta herramienta permite crear distintos formularios, y como se menciono antes utiliza enketo igual que ONA a si que en el sentido meramente de los formularios ambas son iguales, <text:s/>pero un formulario genera un proyecto, es decir en Kobotoolbox por cada proyecto que se este realizando solo se puede tener un formulario, y como menciono el Ing Duvan en la reunión, ellos requieren tener varios formularios por proyecto, incluso requieren que se pueda realizar una base de datos relacional con los datos de los formularios y eso es algo que con el estudio de funcionalidades realizado Kobotoolbox no cumple.</text:p>
      <text:p text:style-name="P6"/>
      <text:p text:style-name="P7">ONA es mucho mas robusta y tiene una mayor cantidad de servicios que representan una gran ventaja para Geomatica, <text:s/>por ejemplo en un proyecto se pueden tener varios formularios. ONA presenta una gran diferencia con Kobotoolbox y es que ONA permite el trabajo colaborativo entre usuarios, incluso se maneja un concepto de organización ya que se pueden crear organizaciones añadiendo miembros y proyectos a la misma, algo que Kobotoolbox no trabaja ya que Kobotoolbox maneja los formularios y proyectos de una manera mas personal. Respecto al análisis de los datos ONA presenta mejores servicios, por ejemplo ONA nos muestra una sección donde se puede llevar control de la recolección de los datos sobre un mapa, otra sección para gráficas y análisis, entre otras.</text:p>
      <text:p text:style-name="P7"/>
      <text:p text:style-name="P7">Sin embargo cuando se trata de comunidad y soporte Kobotoolbox lleva las de ganar, a pesar de que el github de ONA tiene seguidores, la documentación de la misma es muy incompleta y la sección de soporte consta netamente de un grupo en Google con menos de 300 miembros, mientras que la pagina de soporte y la documentación de Kobotoolbox es mas completa y cuenta con una grupo de Google de casi 850 miembros. </text:p>
      <text:p text:style-name="P7"/>
      <text:p text:style-name="P8">Con la información mostrada anterior mente es posible realizar la siguiente tabla.</text:p>
      <text:p text:style-name="P8"/>
      <text:p text:style-name="P8"/>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ext:soft-page-break/>
        <table:table-row table:style-name="Tabla1.1">
          <table:table-cell table:style-name="Tabla1.A1" office:value-type="string">
            <text:p text:style-name="P14">Herramienta</text:p>
          </table:table-cell>
          <table:table-cell table:style-name="Tabla1.A1" office:value-type="string">
            <text:p text:style-name="P14">Google Group <text:span text:style-name="T4">[Miembros]</text:span></text:p>
          </table:table-cell>
          <table:table-cell table:style-name="Tabla1.A1" office:value-type="string">
            <text:p text:style-name="P14">github <text:span text:style-name="T5">[Star]</text:span></text:p>
          </table:table-cell>
          <table:table-cell table:style-name="Tabla1.A1" office:value-type="string">
            <text:p text:style-name="P10">Documentación</text:p>
            <text:p text:style-name="P9">[<text:span text:style-name="T6">Instalación</text:span>]</text:p>
          </table:table-cell>
          <table:table-cell table:style-name="Tabla1.A1" office:value-type="string">
            <text:p text:style-name="P14">Funcionalidades</text:p>
          </table:table-cell>
          <table:table-cell table:style-name="Tabla1.F1" office:value-type="string">
            <text:p text:style-name="P16">Estética</text:p>
          </table:table-cell>
        </table:table-row>
        <table:table-row>
          <table:table-cell table:style-name="Tabla1.A2" office:value-type="string">
            <text:p text:style-name="P14">Onadata</text:p>
          </table:table-cell>
          <table:table-cell table:style-name="Tabla1.A2" office:value-type="string">
            <text:p text:style-name="P13">213</text:p>
          </table:table-cell>
          <table:table-cell table:style-name="Tabla1.A2" office:value-type="string">
            <text:p text:style-name="P9">101</text:p>
          </table:table-cell>
          <table:table-cell table:style-name="Tabla1.A2" office:value-type="string">
            <text:p text:style-name="P12"><text:span text:style-name="T5">1.</text:span>Incompleta</text:p>
            <text:p text:style-name="P12"><text:span text:style-name="T5">2. </text:span>Desactualizada</text:p>
            <text:p text:style-name="P11">3. Google Group</text:p>
            <text:p text:style-name="P11">4. Sin pagina de Soporte.</text:p>
            <text:p text:style-name="P11">5. Sin Blog</text:p>
          </table:table-cell>
          <table:table-cell table:style-name="Tabla1.A2" office:value-type="string">
            <text:p text:style-name="P11">1. Las requeridas por Geomatica.</text:p>
            <text:p text:style-name="P11">2. Permite la colaboración en los proyectos</text:p>
            <text:p text:style-name="P11">3. Varias funcionalidades con los datos recolectados</text:p>
          </table:table-cell>
          <table:table-cell table:style-name="Tabla1.F2" office:value-type="string">
            <text:p text:style-name="P15">Muy Bonita <text:span text:style-name="T7">(9/10)</text:span></text:p>
          </table:table-cell>
        </table:table-row>
        <table:table-row>
          <table:table-cell table:style-name="Tabla1.A2" office:value-type="string">
            <text:p text:style-name="P14">Kobotoolbox</text:p>
          </table:table-cell>
          <table:table-cell table:style-name="Tabla1.A2" office:value-type="string">
            <text:p text:style-name="P13">841</text:p>
          </table:table-cell>
          <table:table-cell table:style-name="Tabla1.A2" office:value-type="string">
            <text:p text:style-name="P9">8</text:p>
          </table:table-cell>
          <table:table-cell table:style-name="Tabla1.A2" office:value-type="string">
            <text:p text:style-name="P11">1. Completa</text:p>
            <text:p text:style-name="P11">2. <text:span text:style-name="T6">Fácil</text:span> de Encontrar</text:p>
            <text:p text:style-name="P11">3. Google Group</text:p>
            <text:p text:style-name="P11">4. Varios blogs</text:p>
            <text:p text:style-name="P11">5. Pagina de Soporte</text:p>
          </table:table-cell>
          <table:table-cell table:style-name="Tabla1.A2" office:value-type="string">
            <text:p text:style-name="P11">1. Las requeridas por Geomatica, a <text:span text:style-name="T6">excepción</text:span> de mostrar los datos en mapa y tener varios formularios en un proyecto.</text:p>
            <text:p text:style-name="P11">2. No permite la <text:span text:style-name="T6">colaboración</text:span> en los proyectos</text:p>
            <text:p text:style-name="P11">3. pocas funcionalidades con los datos recolectados</text:p>
          </table:table-cell>
          <table:table-cell table:style-name="Tabla1.F2" office:value-type="string">
            <text:p text:style-name="P15">Bonita <text:span text:style-name="T7">(7/10)</text:span></text:p>
          </table:table-cell>
        </table:table-row>
      </table:table>
      <text:p text:style-name="P8"/>
      <text:p text:style-name="P3"/>
      <text:p text:style-name="P5"><text:span text:style-name="T8">Como se observa en la tabla existe un dilema, o instalar una herramientas muy potente y sufrir con el mantenimiento de la misma o instalar una herramienta simple con pocas funcionalidades y un fácil mantenimiento. El problema de ONA es que requerirá a un experto en Linux y Django para dar con el chiste de la instalación y la instalación se lograra sin problemas, pero esto conllevaría un gasto posiblemente mayor, pues que para instalar Kobotoolbox no se necesita saber mucho de Linux ni de Django, aunque el gasto de mas dedicado a ONA podrá observarse en la satisfacción futura por el uso de la misma, pues que la aplicación actual que usa Geomatica es mas potente que Kobotoolbo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7T16:04:29.991242630</meta:creation-date>
    <dc:date>2017-05-18T23:10:38.492242081</dc:date>
    <meta:editing-duration>PT1H3M12S</meta:editing-duration>
    <meta:editing-cycles>10</meta:editing-cycles>
    <meta:generator>LibreOffice/5.3.1.2$Linux_X86_64 LibreOffice_project/30m0$Build-2</meta:generator>
    <meta:document-statistic meta:table-count="1" meta:image-count="0" meta:object-count="0" meta:page-count="2" meta:paragraph-count="40" meta:word-count="861" meta:character-count="5339" meta:non-whitespace-character-count="4514"/>
  </office:meta>
</office:document-meta>
</file>